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PMincho" svg:font-family="MS PMincho" style:font-family-generic="system" style:font-pitch="variable" svg:panose-1="2 2 6 0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2" fo:orphans="2" fo:break-before="page"/>
    </style:style>
    <style:style style:name="P2" style:parent-style-name="Standard" style:family="paragraph">
      <style:paragraph-properties fo:widows="2" fo:orphans="2"/>
    </style:style>
    <style:style style:name="T3" style:parent-style-name="Domyślnaczcionkaakapitu" style:family="text">
      <style:text-properties fo:color="#1A1A1A"/>
    </style:style>
    <style:style style:name="T4" style:parent-style-name="Domyślnaczcionkaakapitu" style:family="text">
      <style:text-properties style:font-name="Arial" fo:color="#1A1A1A" fo:font-size="11pt" style:font-size-asian="11pt"/>
    </style:style>
    <style:style style:name="P5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6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7" style:parent-style-name="Textbody" style:family="paragraph">
      <style:paragraph-properties fo:margin-bottom="0in" fo:line-height="135%"/>
    </style:style>
    <style:style style:name="T8" style:parent-style-name="Domyślnaczcionkaakapitu" style:family="text">
      <style:text-properties style:font-name="Arial" fo:color="#000000" fo:font-size="11pt" style:font-size-asian="11pt"/>
    </style:style>
    <style:style style:name="T9" style:parent-style-name="Domyślnaczcionkaakapitu" style:family="text">
      <style:text-properties style:font-name="Arial" fo:font-weight="bold" style:font-weight-asian="bold" fo:color="#000000" fo:font-size="11pt" style:font-size-asian="11pt"/>
    </style:style>
    <style:style style:name="T10" style:parent-style-name="Domyślnaczcionkaakapitu" style:family="text">
      <style:text-properties style:font-name="Arial" fo:color="#000000" fo:font-size="11pt" style:font-size-asian="11pt"/>
    </style:style>
    <style:style style:name="T11" style:parent-style-name="Domyślnaczcionkaakapitu" style:family="text">
      <style:text-properties style:font-name="Arial" fo:font-weight="bold" style:font-weight-asian="bold" fo:color="#000000" fo:font-size="11pt" style:font-size-asian="11pt"/>
    </style:style>
    <style:style style:name="T12" style:parent-style-name="Domyślnaczcionkaakapitu" style:family="text">
      <style:text-properties style:font-name="Arial" fo:color="#000000" fo:font-size="11pt" style:font-size-asian="11pt"/>
    </style:style>
    <style:style style:name="T13" style:parent-style-name="Domyślnaczcionkaakapitu" style:family="text">
      <style:text-properties style:font-name="Arial" fo:color="#000000" fo:font-size="11pt" style:font-size-asian="11pt"/>
    </style:style>
    <style:style style:name="P14" style:parent-style-name="Textbody" style:family="paragraph">
      <style:paragraph-properties fo:margin-bottom="0in" fo:line-height="135%"/>
    </style:style>
    <style:style style:name="T15" style:parent-style-name="Domyślnaczcionkaakapitu" style:family="text">
      <style:text-properties style:font-name="Arial" fo:color="#000000" fo:font-size="11pt" style:font-size-asian="11pt"/>
    </style:style>
    <style:style style:name="T16" style:parent-style-name="Domyślnaczcionkaakapitu" style:family="text">
      <style:text-properties fo:color="#000000"/>
    </style:style>
    <style:style style:name="T17" style:parent-style-name="Domyślnaczcionkaakapitu" style:family="text">
      <style:text-properties style:font-name="Arial" fo:font-weight="bold" style:font-weight-asian="bold" fo:color="#000000" fo:font-size="11pt" style:font-size-asian="11pt"/>
    </style:style>
    <style:style style:name="T18" style:parent-style-name="Domyślnaczcionkaakapitu" style:family="text">
      <style:text-properties fo:color="#000000"/>
    </style:style>
    <style:style style:name="P19" style:parent-style-name="Textbody" style:family="paragraph">
      <style:paragraph-properties fo:margin-bottom="0in" fo:line-height="135%"/>
    </style:style>
    <style:style style:name="T20" style:parent-style-name="Domyślnaczcionkaakapitu" style:family="text">
      <style:text-properties style:font-name="Arial" fo:color="#000000" fo:font-size="11pt" style:font-size-asian="11pt"/>
    </style:style>
    <style:style style:name="T21" style:parent-style-name="Domyślnaczcionkaakapitu" style:family="text">
      <style:text-properties style:font-name="Arial" fo:color="#000000" fo:font-size="11pt" style:font-size-asian="11pt"/>
    </style:style>
    <style:style style:name="T22" style:parent-style-name="Domyślnaczcionkaakapitu" style:family="text">
      <style:text-properties style:font-name="Arial" fo:font-weight="bold" style:font-weight-asian="bold" fo:color="#000000" fo:font-size="11pt" style:font-size-asian="11pt"/>
    </style:style>
    <style:style style:name="T23" style:parent-style-name="Domyślnaczcionkaakapitu" style:family="text">
      <style:text-properties fo:color="#000000"/>
    </style:style>
    <style:style style:name="P24" style:parent-style-name="Textbody" style:family="paragraph">
      <style:paragraph-properties fo:margin-bottom="0in" fo:line-height="135%"/>
    </style:style>
    <style:style style:name="T25" style:parent-style-name="Domyślnaczcionkaakapitu" style:family="text">
      <style:text-properties style:font-name="Arial" fo:color="#000000" fo:font-size="11pt" style:font-size-asian="11pt"/>
    </style:style>
    <style:style style:name="T26" style:parent-style-name="Domyślnaczcionkaakapitu" style:family="text">
      <style:text-properties style:font-name="Arial" fo:font-weight="bold" style:font-weight-asian="bold" fo:color="#000000" fo:font-size="11pt" style:font-size-asian="11pt"/>
    </style:style>
    <style:style style:name="T27" style:parent-style-name="Domyślnaczcionkaakapitu" style:family="text">
      <style:text-properties style:font-name="Arial" fo:color="#000000" fo:font-size="11pt" style:font-size-asian="11pt"/>
    </style:style>
    <style:style style:name="P28" style:parent-style-name="Textbody" style:family="paragraph">
      <style:paragraph-properties fo:margin-bottom="0in" fo:line-height="135%"/>
    </style:style>
    <style:style style:name="T29" style:parent-style-name="Domyślnaczcionkaakapitu" style:family="text">
      <style:text-properties style:font-name="Arial" fo:color="#000000" fo:font-size="11pt" style:font-size-asian="11pt"/>
    </style:style>
    <style:style style:name="T30" style:parent-style-name="Domyślnaczcionkaakapitu" style:family="text">
      <style:text-properties style:font-name="Arial" fo:font-weight="bold" style:font-weight-asian="bold" fo:color="#000000" fo:font-size="11pt" style:font-size-asian="11pt"/>
    </style:style>
    <style:style style:name="T31" style:parent-style-name="Domyślnaczcionkaakapitu" style:family="text">
      <style:text-properties style:font-name="Arial" fo:font-weight="bold" style:font-weight-asian="bold" fo:color="#000000" fo:font-size="11pt" style:font-size-asian="11pt"/>
    </style:style>
    <style:style style:name="T32" style:parent-style-name="Domyślnaczcionkaakapitu" style:family="text">
      <style:text-properties style:font-name="Arial" fo:color="#000000" fo:font-size="11pt" style:font-size-asian="11pt"/>
    </style:style>
    <style:style style:name="P33" style:parent-style-name="Nagłówek2" style:family="paragraph">
      <style:paragraph-properties fo:margin-top="0.25in" fo:line-height="135%"/>
      <style:text-properties style:font-name="Arial" fo:font-weight="normal" style:font-weight-asian="normal" fo:color="#000000" fo:font-size="16pt" style:font-size-asian="16pt"/>
    </style:style>
    <style:style style:name="P34" style:parent-style-name="Textbody" style:family="paragraph">
      <style:paragraph-properties fo:margin-bottom="0in" fo:line-height="135%"/>
    </style:style>
    <style:style style:name="T35" style:parent-style-name="Domyślnaczcionkaakapitu" style:family="text">
      <style:text-properties style:font-name="Arial" fo:font-weight="bold" style:font-weight-asian="bold" fo:color="#000000" fo:font-size="11pt" style:font-size-asian="11pt"/>
    </style:style>
    <style:style style:name="T36" style:parent-style-name="Domyślnaczcionkaakapitu" style:family="text">
      <style:text-properties style:font-name="Arial" fo:color="#000000" fo:font-size="11pt" style:font-size-asian="11pt"/>
    </style:style>
    <style:style style:name="T37" style:parent-style-name="Domyślnaczcionkaakapitu" style:family="text">
      <style:text-properties style:font-name="Arial" fo:font-weight="bold" style:font-weight-asian="bold" fo:color="#000000" fo:font-size="11pt" style:font-size-asian="11pt"/>
    </style:style>
    <style:style style:name="T38" style:parent-style-name="Domyślnaczcionkaakapitu" style:family="text">
      <style:text-properties style:font-name="Arial" fo:color="#000000" fo:font-size="11pt" style:font-size-asian="11pt"/>
    </style:style>
    <style:style style:name="P39" style:parent-style-name="Textbody" style:family="paragraph">
      <style:paragraph-properties fo:margin-bottom="0in" fo:line-height="135%"/>
    </style:style>
    <style:style style:name="T40" style:parent-style-name="Domyślnaczcionkaakapitu" style:family="text">
      <style:text-properties style:font-name="Arial" fo:font-weight="bold" style:font-weight-asian="bold" fo:color="#000000" fo:font-size="11pt" style:font-size-asian="11pt"/>
    </style:style>
    <style:style style:name="T41" style:parent-style-name="Domyślnaczcionkaakapitu" style:family="text">
      <style:text-properties style:font-name="Arial" fo:color="#000000" fo:font-size="11pt" style:font-size-asian="11pt"/>
    </style:style>
    <style:style style:name="T42" style:parent-style-name="Domyślnaczcionkaakapitu" style:family="text">
      <style:text-properties style:font-name="Arial" fo:font-weight="bold" style:font-weight-asian="bold" fo:color="#000000" fo:font-size="11pt" style:font-size-asian="11pt"/>
    </style:style>
    <style:style style:name="T43" style:parent-style-name="Domyślnaczcionkaakapitu" style:family="text">
      <style:text-properties style:font-name="Arial" fo:color="#000000" fo:font-size="11pt" style:font-size-asian="11pt"/>
    </style:style>
    <style:style style:name="P44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45" style:parent-style-name="Nagłówek2" style:family="paragraph">
      <style:paragraph-properties fo:margin-top="0.25in" fo:line-height="135%"/>
      <style:text-properties style:font-name="Arial" fo:font-weight="normal" style:font-weight-asian="normal" fo:color="#000000" fo:font-size="16pt" style:font-size-asian="16pt"/>
    </style:style>
    <style:style style:name="P46" style:parent-style-name="Nagłówek3" style:family="paragraph">
      <style:paragraph-properties fo:margin-top="0.2222in" fo:margin-bottom="0.0555in" fo:line-height="135%"/>
      <style:text-properties style:font-name="Arial" fo:font-weight="normal" style:font-weight-asian="normal" fo:color="#434343"/>
    </style:style>
    <style:style style:name="P47" style:parent-style-name="Textbody" style:family="paragraph">
      <style:paragraph-properties fo:margin-bottom="0in" fo:line-height="135%"/>
    </style:style>
    <style:style style:name="T48" style:parent-style-name="Domyślnaczcionkaakapitu" style:family="text">
      <style:text-properties style:font-name="Arial" fo:color="#000000" fo:font-size="11pt" style:font-size-asian="11pt"/>
    </style:style>
    <style:style style:name="T49" style:parent-style-name="Domyślnaczcionkaakapitu" style:family="text">
      <style:text-properties fo:color="#000000"/>
    </style:style>
    <style:style style:name="T50" style:parent-style-name="Domyślnaczcionkaakapitu" style:family="text">
      <style:text-properties style:font-name="Arial" fo:font-weight="bold" style:font-weight-asian="bold" fo:color="#000000" fo:font-size="11pt" style:font-size-asian="11pt"/>
    </style:style>
    <style:style style:name="T51" style:parent-style-name="Domyślnaczcionkaakapitu" style:family="text">
      <style:text-properties style:font-name="Arial" fo:color="#000000" fo:font-size="11pt" style:font-size-asian="11pt"/>
    </style:style>
    <style:style style:name="P52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53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54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55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56" style:parent-style-name="Nagłówek3" style:family="paragraph">
      <style:paragraph-properties fo:margin-top="0.2222in" fo:margin-bottom="0.0555in" fo:line-height="135%"/>
      <style:text-properties style:font-name="Arial" fo:font-weight="normal" style:font-weight-asian="normal" fo:color="#434343"/>
    </style:style>
    <style:style style:name="P57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58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59" style:parent-style-name="Textbody" style:family="paragraph">
      <style:paragraph-properties fo:margin-bottom="0in" fo:line-height="135%"/>
      <style:text-properties style:font-name="Arial" fo:color="#000000" fo:font-size="11pt" style:font-size-asian="11pt"/>
    </style:style>
    <style:style style:name="P60" style:parent-style-name="Nagłówek3" style:family="paragraph">
      <style:paragraph-properties fo:margin-top="0.2222in" fo:margin-bottom="0.0555in" fo:line-height="135%"/>
      <style:text-properties style:font-name="Arial" fo:font-weight="normal" style:font-weight-asian="normal" fo:color="#434343"/>
    </style:style>
    <style:style style:name="P61" style:parent-style-name="Textbody" style:family="paragraph">
      <style:paragraph-properties fo:margin-bottom="0in" fo:line-height="135%"/>
    </style:style>
    <style:style style:name="T62" style:parent-style-name="Domyślnaczcionkaakapitu" style:family="text">
      <style:text-properties style:font-name="Arial" fo:color="#000000" fo:font-size="11pt" style:font-size-asian="11pt"/>
    </style:style>
    <style:style style:name="T63" style:parent-style-name="Domyślnaczcionkaakapitu" style:family="text">
      <style:text-properties style:font-name="Arial" fo:color="#000000" fo:font-size="11pt" style:font-size-asian="11pt"/>
    </style:style>
    <style:style style:name="T64" style:parent-style-name="Domyślnaczcionkaakapitu" style:family="text">
      <style:text-properties style:font-name="Arial" fo:color="#000000" fo:font-size="11pt" style:font-size-asian="11pt"/>
    </style:style>
    <style:style style:name="T65" style:parent-style-name="Domyślnaczcionkaakapitu" style:family="text">
      <style:text-properties style:font-name="Arial" fo:font-weight="bold" style:font-weight-asian="bold" style:font-weight-complex="bold" fo:color="#000000" fo:font-size="11pt" style:font-size-asian="11pt"/>
    </style:style>
    <style:style style:name="T66" style:parent-style-name="Domyślnaczcionkaakapitu" style:family="text">
      <style:text-properties style:font-name="Arial" fo:font-weight="bold" style:font-weight-asian="bold" style:font-weight-complex="bold" fo:color="#000000" fo:font-size="11pt" style:font-size-asian="11pt"/>
    </style:style>
    <style:style style:name="P67" style:parent-style-name="Nagłówek2" style:family="paragraph">
      <style:paragraph-properties fo:margin-top="0.25in" fo:line-height="135%"/>
    </style:style>
    <style:style style:name="T68" style:parent-style-name="Domyślnaczcionkaakapitu" style:family="text">
      <style:text-properties style:font-name="Arial" fo:font-weight="normal" style:font-weight-asian="normal" fo:color="#000000" fo:font-size="16pt" style:font-size-asian="16pt"/>
    </style:style>
    <style:style style:name="P69" style:parent-style-name="Textbody" style:family="paragraph">
      <style:paragraph-properties fo:margin-bottom="0in" fo:line-height="135%"/>
    </style:style>
    <style:style style:name="T70" style:parent-style-name="Domyślnaczcionkaakapitu" style:family="text">
      <style:text-properties style:font-name="Arial" fo:color="#000000" fo:font-size="11pt" style:font-size-asian="11pt"/>
    </style:style>
    <style:style style:name="T71" style:parent-style-name="Domyślnaczcionkaakapitu" style:family="text">
      <style:text-properties style:font-name="Arial" fo:font-weight="bold" style:font-weight-asian="bold" fo:color="#000000" fo:font-size="11pt" style:font-size-asian="11pt"/>
    </style:style>
    <style:style style:name="T72" style:parent-style-name="Domyślnaczcionkaakapitu" style:family="text">
      <style:text-properties style:font-name="Arial" fo:color="#000000" fo:font-size="11pt" style:font-size-asian="11pt"/>
    </style:style>
  </office:automatic-styles>
  <office:body>
    <office:text text:use-soft-page-breaks="true">
      <text:p text:style-name="P1"><text:a xlink:href="https://drive.google.com/file/d/14UMgMnfjwQujQJ10jwnYHbXZlyQHkCAP/view?usp=sharing" office:target-frame-name="_top" xlink:show="replace"/></text:p>
      <text:p text:style-name="P2"><text:bookmark-start text:name="docs-internal-guid-9c4b0e98-7fff-d789-b2"/><text:bookmark-end text:name="docs-internal-guid-9c4b0e98-7fff-d789-b2"/><text:span text:style-name="T3">Kaja</text:span><text:span text:style-name="T4">ki Warka – wypożyczalnia kajaków “Rejs”</text:span></text:p>
      <text:p text:style-name="P5">Warka, ul. Franciszkańska 20B</text:p>
      <text:p text:style-name="P6">Oferujemy<text:s/>nowoczesne kajaki, wiosła i kapoki. Dowozimy uczestników i sprzęt na spływy rzeką Pilicą.</text:p>
      <text:p text:style-name="Textbody"/>
      <text:p text:style-name="P7"><text:span text:style-name="T8">Warka to idealne miejsce na<text:s/></text:span><text:span text:style-name="T9">kajaki blisko Warszawy</text:span><text:span text:style-name="T10">. Miejscowość jest położona w centrum Mazowsza, zaledwie<text:s/></text:span><text:span text:style-name="T11">54 km od stolicy</text:span><text:span text:style-name="T12">. Przez miejscowość przepływa urokliwa rz</text:span><text:span text:style-name="T13">eka Pilica, która słynie z piaszczystych brzegów i czystej wody. </text:span></text:p>
      <text:p text:style-name="Textbody"/>
      <text:p text:style-name="P14"><text:span text:style-name="T15">Spokojny nurt rzeki sprawi, że zrelaksujesz się i odpoczniesz od zgiełku miasta. Płynąc będziesz mijać zarówno</text:span><text:span text:style-name="T16"><text:s/></text:span><text:span text:style-name="T17">łąki, jak i lasy oraz kameralne plaże.</text:span><text:span text:style-name="T18"> </text:span></text:p>
      <text:p text:style-name="Textbody"/>
      <text:p text:style-name="P19"><text:span text:style-name="T20">Pilica to rzeka, która łagodnie i czu</text:span><text:span text:style-name="T21">le przyjmie każdego przybysza: to idealny wybór<text:s/></text:span><text:span text:style-name="T22">zarówno dla początkujących, jak i wprawionych kajakarzy.</text:span><text:span text:style-name="T23"> </text:span></text:p>
      <text:p text:style-name="Textbody"/>
      <text:p text:style-name="P24"><text:span text:style-name="T25">Na trasie Białobrzegi-Warka znajdują się<text:s/></text:span><text:span text:style-name="T26">dwa punkty gastronomiczne</text:span><text:span text:style-name="T27">, gdzie możesz zatrzymać się na jedzenie. </text:span></text:p>
      <text:p text:style-name="Textbody"/>
      <text:p text:style-name="P28"><text:span text:style-name="T29">Oferujemy<text:s/></text:span><text:span text:style-name="T30">transport uczestników i sprzę</text:span><text:span text:style-name="T31">tu</text:span><text:span text:style-name="T32">. </text:span></text:p>
      <text:h text:style-name="P33" text:outline-level="2">Trasy spływów</text:h>
      <text:p text:style-name="P34"><text:span text:style-name="T35">Białobrzegi–Warka</text:span><text:span text:style-name="T36">, do wyboru odcinki o różnych długościach:<text:s/></text:span><text:span text:style-name="T37">26 km, 17 km, 7 km i 5 km</text:span><text:span text:style-name="T38">. Na trasie znajdują się punkty gastronomiczne. </text:span></text:p>
      <text:p text:style-name="Textbody"/>
      <text:p text:style-name="P39"><text:span text:style-name="T40">Warka–Mniszew</text:span><text:span text:style-name="T41">, odcinek o długości<text:s/></text:span><text:span text:style-name="T42">15 km</text:span><text:span text:style-name="T43">.</text:span></text:p>
      <text:p text:style-name="P44">Kajaki można zamawiać telefonicznie pod numerem 534 540 722.</text:p>
      <text:h text:style-name="P45" text:outline-level="2">Często zadawane pytania</text:h>
      <text:h text:style-name="P46" text:outline-level="3">Co zabrać na kajaki?</text:h>
      <text:p text:style-name="P47"><text:span text:style-name="T48">Na kajaki warto zabrać</text:span><text:span text:style-name="T49"><text:s/></text:span><text:span text:style-name="T50">słoik lub małą, zakręcaną plastikową beczkę</text:span><text:span text:style-name="T51">, do której włożysz telefon <text:s text:c="2"/>i inne ważne przedmioty. Dzięki temu uchronisz swoje rzeczy przed ewentualnym zamoczeniem. </text:span></text:p>
      <text:p text:style-name="Textbody"/>
      <text:p text:style-name="P52">W gorące dni<text:s/>zdecydowanie przyda Ci się nakrycie głowy, strój kąpielowy i krem do opalania. Ubiór dostosuj do pogody. </text:p>
      <text:p text:style-name="Textbody"/>
      <text:p text:style-name="P53">Pamiętaj, aby zabrać środek na komary – szczegulnie przy spływach dwudniowych owady mogą dokuczać wieczorami. </text:p>
      <text:p text:style-name="Textbody"/>
      <text:p text:style-name="P54">Przygotuj prowiant: napoje i jedzenie, które możesz schować do plecaka lub torebki i spakować do kajaku. </text:p>
      <text:p text:style-name="Textbody"/>
      <text:p text:style-name="P55">Klapki będą najbardziej odpowiednim obuwiem na kajaki.</text:p>
      <text:h text:style-name="P56" text:outline-level="3">Jak się ubrać na kajaki?</text:h>
      <text:p text:style-name="P57">Na spływ kajakowy ubierz się w zależności od pogody. W gorący dzień koniecznie zabierz nakrycie głowy, okulary przeciwsłoneczne i strój kąpielowy, ale pamiętaj też o bluzce, którą przykryjesz ramiona w przypadku, gdy słońce zacznie Cię piec zbyt mocno. </text:p>
      <text:p text:style-name="Textbody"/>
      <text:p text:style-name="P58">W chłodniejsze dni warto zabrać ze sobą bluzę i kurtkę przeciwdeszczową. </text:p>
      <text:p text:style-name="Textbody"/>
      <text:p text:style-name="P59">Najbardziej odpowiednie buty na<text:s/>kajaki to klapki.</text:p>
      <text:h text:style-name="P60" text:outline-level="3">Czy mogę zabrać dzieci na spływ kajakowy? </text:h>
      <text:p text:style-name="P61"><text:span text:style-name="T62">Dzieci na spływie powinny być p</text:span><text:span text:style-name="T63">od opieką osób dorosłych, ktore</text:span><text:span text:style-name="T64"><text:s/>posiadają umiejętność pływania.<text:s/></text:span><text:span text:style-name="T65">W wypożyczalni “Rejs” każdy z uczestników otrzymuje kapok, który należy mieć na sobie przez cały cz</text:span><text:span text:style-name="T66">as przebywania na wodzie. </text:span></text:p>
      <text:h text:style-name="P67" text:outline-level="2"><text:span text:style-name="T68">Notatki dla osoby, która tworzy stronę</text:span></text:h>
      <text:p text:style-name="P69"><text:span text:style-name="T70">Słowa kluczowe do zawarcia gdzie się da (meta opis, meta tytuł, alt text do grafik):<text:s/></text:span><text:span text:style-name="T71">kajaki pilica, kajaki warka</text:span><text:span text:style-name="T72">, pilica kajaki, kajaki mazowieckie, kajaki spływ.</text:span></text:p>
      <text:p text:style-name="Textbody">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PMincho" svg:font-family="MS PMincho" style:font-family-generic="system" style:font-pitch="variable" svg:panose-1="2 2 6 0 4 2 5 8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agłówek2" style:display-name="Nagłówek 2" style:family="paragraph" style:parent-style-name="Heading" style:next-style-name="Textbody" style:default-outline-level="2">
      <style:text-properties style:font-name="Times New Roman" style:font-name-asian="MS PMincho" fo:font-weight="bold" style:font-weight-asian="bold" style:font-weight-complex="bold" fo:font-size="18pt" style:font-size-asian="18pt" style:font-size-complex="18pt" fo:hyphenate="false"/>
    </style:style>
    <style:style style:name="Nagłówek3" style:display-name="Nagłówek 3" style:family="paragraph" style:parent-style-name="Heading" style:next-style-name="Textbody" style:default-outline-level="3">
      <style:text-properties style:font-name="Times New Roman" style:font-name-asian="MS PMincho"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P</meta:initial-creator>
    <dc:creator>HP</dc:creator>
    <meta:creation-date>2009-04-16T11:32:00Z</meta:creation-date>
    <dc:date>2021-04-29T08:50:00Z</dc:date>
    <meta:template xlink:href="Normal" xlink:type="simple"/>
    <meta:editing-cycles>3</meta:editing-cycles>
    <meta:editing-duration>PT1572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387" meta:character-count="2705" meta:row-count="19" meta:non-whitespace-character-count="2323"/>
  </office:meta>
</office:document-meta>
</file>